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Un cierre basado en <text:span text:style-name="Emphasis">“los planos de la inteligencia”</text:span> necesita una arquitectura clara, solemne y con resonancia conceptual. Para empezar, conviene construir una <text:span text:style-name="Strong_20_Emphasis">estructura básica</text:span> que luego podremos expandir hasta alcanzar la densidad poética y filosófica que buscas para el capítulo.</text:p>
      <text:p text:style-name="Text_20_body">Aquí tienes una <text:span text:style-name="Strong_20_Emphasis">estructura inicial en cuatro movimientos</text:span>, pensada como esqueleto del párrafo final:</text:p>
      <text:p text:style-name="Horizontal_20_Line"/>
      <text:h text:style-name="Heading_20_3" text:outline-level="3">🌱 1. Recordatorio del origen: la inteligencia antes del ADN</text:h>
      <text:p text:style-name="Text_20_body">Una frase que recuerde al lector que la inteligencia no nace en los organismos complejos, sino en las primeras redes autocatalíticas que aprendieron a conservar su forma y a persistir en el tiempo.</text:p>
      <text:list xml:id="list3624031795" text:style-name="L1">
        <text:list-item>
          <text:p text:style-name="P1">Objetivo: anclar el cierre al capítulo previo y preparar el salto conceptual. </text:p>
        </text:list-item>
      </text:list>
      <text:h text:style-name="Heading_20_3" text:outline-level="3">🧬 2. El salto evolutivo: la codificación en ADN</text:h>
      <text:p text:style-name="Text_20_body">Una frase que muestre cómo esa inteligencia primitiva encuentra en el ADN un soporte estable, replicable y acumulativo.</text:p>
      <text:list xml:id="list3479823793" text:style-name="L2">
        <text:list-item>
          <text:p text:style-name="P2">Objetivo: presentar el ADN no como molécula, sino como <text:span text:style-name="Strong_20_Emphasis">tecnología de conservación de lógica</text:span>. </text:p>
        </text:list-item>
      </text:list>
      <text:h text:style-name="Heading_20_3" text:outline-level="3">🕸️ 3. La consecuencia estructural: la red que piensa</text:h>
      <text:p text:style-name="Text_20_body">Una frase que explique que, al reproducirse, el ADN no solo copia información: <text:span text:style-name="Strong_20_Emphasis">construye una red de variantes que explora el espacio de posibilidades</text:span>, convirtiendo la vida en un sistema de cálculo masivo, distribuido y eterno.</text:p>
      <text:list xml:id="list3494759007" text:style-name="L3">
        <text:list-item>
          <text:p text:style-name="P3">Objetivo: revelar el fenómeno que el capítulo quiere destacar: la inteligencia emerge de la estructura que el ADN genera. </text:p>
        </text:list-item>
      </text:list>
      <text:h text:style-name="Heading_20_3" text:outline-level="3">🏛️ 4. La metáfora final: “los planos de la inteligencia”</text:h>
      <text:p text:style-name="Text_20_body">Una frase que cierre con fuerza, declarando que en el ADN se conservan los planos, el diseño fundamental, la arquitectura lógica de la inteligencia que la vida despliega.</text:p>
      <text:list xml:id="list1041276456" text:style-name="L4">
        <text:list-item>
          <text:p text:style-name="P4">Objetivo: dejar al lector con una imagen clara, poderosa y casi sagrada. </text:p>
        </text:list-item>
      </text:list>
      <text:p text:style-name="Horizontal_20_Line"/>
      <text:h text:style-name="Heading_20_3" text:outline-level="3">🧩 Versión compacta de la estructura (aún no literaria)</text:h>
      <text:list xml:id="list2945293310" text:style-name="L5">
        <text:list-item>
          <text:p text:style-name="P6">La inteligencia nace como dinámica de conservación en redes químicas primitivas. </text:p>
        </text:list-item>
        <text:list-item>
          <text:p text:style-name="P6">El ADN captura esa lógica y la convierte en un proceso estable, replicable y acumulativo. </text:p>
        </text:list-item>
        <text:list-item>
          <text:p text:style-name="P6">Al reproducirse, el ADN crea una red de variantes que explora el espacio de posibilidades de forma exhaustiva y concurrente. </text:p>
        </text:list-item>
        <text:list-item>
          <text:p text:style-name="P5"><text:soft-page-break/>Por eso decimos que el ADN guarda los planos de la inteligencia: es la arquitectura donde la vida conserva y despliega su capacidad de aprender y persistir. </text:p>
        </text:list-item>
      </text:list>
      <text:p text:style-name="Horizontal_20_Line"/>
      <text:p text:style-name="Text_20_body">Si esta estructura te encaja, el siguiente paso es <text:span text:style-name="Strong_20_Emphasis">convertirla en un único párrafo de cierre</text:span>, con tono poético, solemne y conceptual, alrededor de 1000 palabras o la extensión que prefieras.</text:p>
      <text:p text:style-name="Text_20_body">¿Quieres que lo convierta ya en un párrafo literario complet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1T17:58:50.981000000</meta:creation-date>
    <dc:date>2026-03-01T18:06:01.950000000</dc:date>
    <meta:editing-duration>PT7M11S</meta:editing-duration>
    <meta:editing-cycles>1</meta:editing-cycles>
    <meta:document-statistic meta:table-count="0" meta:image-count="0" meta:object-count="0" meta:page-count="2" meta:paragraph-count="21" meta:word-count="396" meta:character-count="2437" meta:non-whitespace-character-count="2062"/>
    <meta:generator>LibreOffice/7.3.5.2$Windows_X86_64 LibreOffice_project/184fe81b8c8c30d8b5082578aee2fed2ea847c01</meta:generator>
  </office:meta>
</office:document-meta>
</file>